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>
      <style:text-properties fo:font-size="15pt" style:font-size-asian="15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1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2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3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5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5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61" style:family="paragraph" style:parent-style-name="Text_20_body" style:list-style-name="L31">
      <style:paragraph-properties fo:margin-top="0cm" fo:margin-bottom="0cm" fo:line-height="168%" style:writing-mode="lr-tb"/>
    </style:style>
    <style:style style:name="P62" style:family="paragraph" style:parent-style-name="Text_20_body" style:list-style-name="L35">
      <style:paragraph-properties fo:margin-top="0cm" fo:margin-bottom="0cm" fo:line-height="168%" style:writing-mode="lr-tb"/>
    </style:style>
    <style:style style:name="P63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language-asian="ja" style:country-asian="JP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7976878463073570519" text:style-name="L1">
        <text:list-item>
          <text:p text:style-name="P51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3506533560730281749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1598389613478902684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4790696398197084775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528929549451434969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5856387772011900950" text:style-name="L6">
        <text:list-item>
          <text:p text:style-name="P52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1538662374318842268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7022633996029958567" text:style-name="L8">
        <text:list-item>
          <text:p text:style-name="P53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8406757408942656300" text:style-name="L9">
              <text:list-item>
                <text:p text:style-name="P2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7727520" text:continue-list="list7022633996029958567" text:style-name="L8">
        <text:list-item>
          <text:p text:style-name="P53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5554240247713078128" text:style-name="L10">
              <text:list-item>
                <text:p text:style-name="P25">ドン、来る。擁壁の上から、歩道そばまで、伝い歩いて来る。</text:p>
              </text:list-item>
              <text:list-item>
                <text:p text:style-name="P2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5261206215071758661" text:style-name="L11">
              <text:list-item>
                <text:p text:style-name="P2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5150386369214126200" text:style-name="L12">
              <text:list-item>
                <text:p text:style-name="P2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1128416548196025890" text:style-name="L13">
              <text:list-item>
                <text:p text:style-name="P2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1079288340946916001" text:style-name="L14">
        <text:list-item>
          <text:p text:style-name="P54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5298313098329094451" text:style-name="L15">
              <text:list-item>
                <text:p text:style-name="P29">ドンのみ、７時半の回には来た。</text:p>
                <text:list>
                  <text:list-item>
                    <text:p text:style-name="P2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6908165932855719261" text:style-name="L16">
              <text:list-item>
                <text:p text:style-name="P3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3920941627095721978" text:style-name="L17">
              <text:list-item>
                <text:p text:style-name="P3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9073054330319622020" text:style-name="L18">
              <text:list-item>
                <text:p text:style-name="P32">散髪。４時すぎだったか。今回は、タオルを持参するのを、思い出した。道具一式を持って、下へお利用とした時。</text:p>
              </text:list-item>
              <text:list-item>
                <text:p text:style-name="P32">机上の、物の配置。変えた。ディスプレイを、真ん中に。鉛筆立てを入れてある箱は、左端へ。</text:p>
              </text:list-item>
              <text:list-item>
                <text:p text:style-name="P3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7735060" text:continue-list="list27727520" text:style-name="L8">
        <text:list-item>
          <text:p text:style-name="P53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5217483936165145031" text:style-name="L19">
              <text:list-item>
                <text:p text:style-name="P33">ドン。来ない</text:p>
              </text:list-item>
              <text:list-item>
                <text:p text:style-name="P33">ミケ、クロ。来る。</text:p>
              </text:list-item>
              <text:list-item>
                <text:p text:style-name="P3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2706560666653858352" text:style-name="L20">
              <text:list-item>
                <text:p text:style-name="P34">ウェスト氏のアルバムからの１曲。”Journey”。音楽の意味を、知らされた。</text:p>
              </text:list-item>
              <text:list-item>
                <text:p text:style-name="P34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8702741902214068396" text:style-name="L21">
              <text:list-item>
                <text:p text:style-name="P35">コーネル・ウェスト氏の動画を観た。同氏の音楽アルバムの曲を１つ、聴いた。</text:p>
              </text:list-item>
              <text:list-item>
                <text:p text:style-name="P35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5916193852323657847" text:style-name="L22">
              <text:list-item>
                <text:p text:style-name="P36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3966012174394992034" text:style-name="L23">
              <text:list-item>
                <text:p text:style-name="P37">本。『光合成の世界』。化学式がわかるようになった。いくつかの分子。それらの化学式を、書き写した。</text:p>
              </text:list-item>
              <text:list-item>
                <text:p text:style-name="P37">本。『大学』。読み終えたのは、一昨日か。朱子の、『章句』の箇所も、読んだ。</text:p>
              </text:list-item>
              <text:list-item>
                <text:p text:style-name="P37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7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7726252" text:continue-list="list27735060" text:style-name="L8">
        <text:list-item>
          <text:p text:style-name="P53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5284572490565078021" text:style-name="L24">
              <text:list-item>
                <text:p text:style-name="P38">ドンは来なかった。ミケは、また下に下ろして、腰を摩ってあげた。</text:p>
              </text:list-item>
              <text:list-item>
                <text:p text:style-name="P3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5113880789143150968" text:style-name="L25">
              <text:list-item>
                <text:p text:style-name="P39">山下歯科へ。元々は、先週の木曜に行く予定だった。忘れていた。歯科から、ユジョンさんが電話をかけてきた。</text:p>
              </text:list-item>
              <text:list-item>
                <text:p text:style-name="P3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892977879435063418" text:style-name="L26">
              <text:list-item>
                <text:p text:style-name="P4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2613784881703278684" text:style-name="L27">
              <text:list-item>
                <text:p text:style-name="P41"><office:annotation office:name="__Annotation__1352_1244671686"><dc:creator>iwabuchi ken</dc:creator><dc:date>2020-02-26T07:28:41.16</dc:date><text:p text:style-name="P64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1">自転車 자전거 に加えて、スクーターなど、２輪自動車も、駐輪できる。</text:p>
                  </text:list-item>
                  <text:list-item>
                    <text:p text:style-name="P4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7755668" text:continue-list="list27726252" text:style-name="L8">
        <text:list-item>
          <text:p text:style-name="P53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3213597953257354407" text:style-name="L28">
              <text:list-item>
                <text:p text:style-name="P42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2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2">ミケは、１週間ぐらい前からか、地面に下ろして、腰を摩って上げている。</text:p>
                <text:list>
                  <text:list-item>
                    <text:p text:style-name="P42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570067642786187301" text:style-name="L29">
              <text:list-item>
                <text:p text:style-name="P43">腰に当てるクッション</text:p>
                <text:list>
                  <text:list-item>
                    <text:p text:style-name="P43">昨日の夜、クッションを布団に入れて、腰に当てて、寝た。</text:p>
                  </text:list-item>
                  <text:list-item>
                    <text:p text:style-name="P43">クッションは、以前に、防災頭巾として自作したもの。タンスの中に入れていた。</text:p>
                  </text:list-item>
                  <text:list-item>
                    <text:p text:style-name="P43">もちろん、寝ていると、身体を動かすものだから、クッションから、腰はずれる。それはそれ。</text:p>
                  </text:list-item>
                  <text:list-item>
                    <text:p text:style-name="P43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3">目薬。</text:p>
                <text:list>
                  <text:list-item>
                    <text:p text:style-name="P43">クリエイトで、目薬を買った。３月２<text:soft-page-break/>日。（そのように、ボトルに書いてある）</text:p>
                  </text:list-item>
                  <text:list-item>
                    <text:p text:style-name="P43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3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3459384055379729758" text:style-name="L30">
              <text:list-item>
                <text:p text:style-name="P44">洗面のとき。</text:p>
                <text:list>
                  <text:list-item>
                    <text:p text:style-name="P44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4">それから、口のゆすぎに移る。</text:p>
                  </text:list-item>
                  <text:list-item>
                    <text:p text:style-name="P44">このようにして、お湯のボタンを切り忘れることを、予防する。</text:p>
                  </text:list-item>
                  <text:list-item>
                    <text:p text:style-name="P44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4">飲み物作り。紅茶。</text:p>
                <text:list>
                  <text:list-item>
                    <text:p text:style-name="P44">以前は、やかんを使っていた。一度に、ペットボトル、２本。</text:p>
                  </text:list-item>
                  <text:list-item>
                    <text:p text:style-name="P44">１ヶ月ぐらい前からか、両手鍋を使っている。そうめんを茹でたりするのに使っているもの。</text:p>
                  </text:list-item>
                  <text:list-item>
                    <text:p text:style-name="P44">この鍋を使うと、一度に、ペット３本分ぐらいを、作れる。</text:p>
                  </text:list-item>
                </text:list>
              </text:list-item>
              <text:list-item>
                <text:p text:style-name="P44">山下歯科</text:p>
                <text:list>
                  <text:list-item>
                    <text:p text:style-name="P44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4">翌週の火曜、２５日に、改めて、予約を入れてもらった。</text:p>
                  </text:list-item>
                </text:list>
              </text:list-item>
              <text:list-item>
                <text:p text:style-name="P44">山下歯科。もう一つ、初めてのこと。</text:p>
                <text:list>
                  <text:list-item>
                    <text:p text:style-name="P44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4">鳥の声のビデオ。</text:p>
                <text:list>
                  <text:list-item>
                    <text:p text:style-name="P44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7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6485656650840344242" text:style-name="L31">
        <text:list-item>
          <text:p text:style-name="P61"><text:span text:style-name="T4">03/07 sa</text:span>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3007517378924586765" text:style-name="L32">
              <text:list-item>
                <text:p text:style-name="P45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5">ミケだけが来る。下に降ろす。腰さすり。しばらくしてから、壁に上げる。ペースト。そして、固形。</text:p>
              </text:list-item>
              <text:list-item>
                <text:p text:style-name="P45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5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4180544345105568237" text:style-name="L34">
              <text:list-item>
                <text:p text:style-name="P47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3540140597056644277" text:style-name="L33">
              <text:list-item>
                <text:p text:style-name="P46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6"><text:soft-page-break/>ももひき。繕いを行う。５８分、使う。</text:p>
              </text:list-item>
              <text:list-item>
                <text:p text:style-name="P46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>@@@</text:p>
      <text:p text:style-name="P1">------------------------------------------------------------</text:p>
      <text:p text:style-name="P6">[XXX] </text:p>
      <text:list xml:id="list8156241364444689875" text:style-name="L35">
        <text:list-item>
          <text:p text:style-name="P62"><text:span text:style-name="T4">XX/XX XX</text:span>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/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p text:style-name="P13"/>
          </table:table-cell>
        </table:table-row>
        <text:soft-page-break/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7738265" text:continue-numbering="true" text:style-name="L35">
        <text:list-item>
          <text:p text:style-name="P62"><text:span text:style-name="T4">XX/XX XX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6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08T07:52:38.31</dc:date>
    <dc:creator>iwabuchi ken</dc:creator>
    <meta:editing-duration>PT13H16M27S</meta:editing-duration>
    <meta:editing-cycles>109</meta:editing-cycles>
    <meta:generator>OpenOffice/4.1.3$Win32 OpenOffice.org_project/413m1$Build-9783</meta:generator>
    <meta:document-statistic meta:table-count="15" meta:image-count="0" meta:object-count="0" meta:page-count="18" meta:paragraph-count="422" meta:word-count="5760" meta:character-count="7421"/>
  </office:meta>
</office:document-meta>
</file>